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1.58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.000543314">
            <text:p>0,000543314</text:p>
          </table:table-cell>
          <table:table-cell office:value-type="float" office:value="1.97059">
            <text:p>1,97059</text:p>
          </table:table-cell>
          <table:table-cell office:value-type="float" office:value="0.527559">
            <text:p>0,527559</text:p>
          </table:table-cell>
          <table:table-cell office:value-type="float" office:value="0.0250528">
            <text:p>0,0250528</text:p>
          </table:table-cell>
          <table:table-cell office:value-type="float" office:value="0.556126">
            <text:p>0,556126</text:p>
          </table:table-cell>
          <table:table-cell office:value-type="float" office:value="0.00264527">
            <text:p>0,00264527</text:p>
          </table:table-cell>
          <table:table-cell office:value-type="float" office:value="0.394531">
            <text:p>0,394531</text:p>
          </table:table-cell>
          <table:table-cell office:value-type="float" office:value="0.0168145">
            <text:p>0,0168145</text:p>
          </table:table-cell>
          <table:table-cell office:value-type="float" office:value="0.0162773">
            <text:p>0,0162773</text:p>
          </table:table-cell>
          <table:table-cell office:value-type="float" office:value="0.605383">
            <text:p>0,605383</text:p>
          </table:table-cell>
          <table:table-cell office:value-type="float" office:value="0.235451">
            <text:p>0,235451</text:p>
          </table:table-cell>
          <table:table-cell table:style-name="ce1" office:value-type="float" office:value="4.55">
            <text:p>4,55</text:p>
          </table:table-cell>
        </table:table-row>
        <table:table-row table:style-name="ro1">
          <table:table-cell office:value-type="float" office:value="0.00424901">
            <text:p>0,00424901</text:p>
          </table:table-cell>
          <table:table-cell office:value-type="float" office:value="0.916667">
            <text:p>0,916667</text:p>
          </table:table-cell>
          <table:table-cell office:value-type="float" office:value="0.283465">
            <text:p>0,283465</text:p>
          </table:table-cell>
          <table:table-cell office:value-type="float" office:value="-0.0393202">
            <text:p>-0,0393202</text:p>
          </table:table-cell>
          <table:table-cell office:value-type="float" office:value="0.851531">
            <text:p>0,851531</text:p>
          </table:table-cell>
          <table:table-cell office:value-type="float" office:value="0.00227665">
            <text:p>0,00227665</text:p>
          </table:table-cell>
          <table:table-cell office:value-type="float" office:value="0.269531">
            <text:p>0,269531</text:p>
          </table:table-cell>
          <table:table-cell office:value-type="float" office:value="0.019415">
            <text:p>0,019415</text:p>
          </table:table-cell>
          <table:table-cell office:value-type="float" office:value="0.0270158">
            <text:p>0,0270158</text:p>
          </table:table-cell>
          <table:table-cell office:value-type="float" office:value="0.599119">
            <text:p>0,599119</text:p>
          </table:table-cell>
          <table:table-cell office:value-type="float" office:value="0.0944347">
            <text:p>0,0944347</text:p>
          </table:table-cell>
          <table:table-cell office:value-type="float" office:value="2.78943">
            <text:p>2,78943</text:p>
          </table:table-cell>
        </table:table-row>
        <table:table-row table:style-name="ro1">
          <table:table-cell office:value-type="float" office:value="0.000514218">
            <text:p>0,000514218</text:p>
          </table:table-cell>
          <table:table-cell office:value-type="float" office:value="0.923077">
            <text:p>0,923077</text:p>
          </table:table-cell>
          <table:table-cell office:value-type="float" office:value="0.204724">
            <text:p>0,204724</text:p>
          </table:table-cell>
          <table:table-cell office:value-type="float" office:value="-0.0230884">
            <text:p>-0,0230884</text:p>
          </table:table-cell>
          <table:table-cell office:value-type="float" office:value="0.466882">
            <text:p>0,466882</text:p>
          </table:table-cell>
          <table:table-cell office:value-type="float" office:value="0.000985112">
            <text:p>0,000985112</text:p>
          </table:table-cell>
          <table:table-cell office:value-type="float" office:value="0.195312">
            <text:p>0,195312</text:p>
          </table:table-cell>
          <table:table-cell office:value-type="float" office:value="0.0134865">
            <text:p>0,0134865</text:p>
          </table:table-cell>
          <table:table-cell office:value-type="float" office:value="0.0307473">
            <text:p>0,0307473</text:p>
          </table:table-cell>
          <table:table-cell office:value-type="float" office:value="0.889563">
            <text:p>0,889563</text:p>
          </table:table-cell>
          <table:table-cell office:value-type="float" office:value="0.134106">
            <text:p>0,134106</text:p>
          </table:table-cell>
          <table:table-cell office:value-type="float" office:value="1.79116">
            <text:p>1,791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formula="of:=MIN([.A1:.A3])" office:value-type="float" office:value="0.000514218">
            <text:p>0,000514218</text:p>
          </table:table-cell>
          <table:table-cell table:formula="of:=MIN([.B1:.B3])" office:value-type="float" office:value="0.916667">
            <text:p>0,916667</text:p>
          </table:table-cell>
          <table:table-cell table:formula="of:=MIN([.C1:.C3])" office:value-type="float" office:value="0.204724">
            <text:p>0,204724</text:p>
          </table:table-cell>
          <table:table-cell table:formula="of:=MIN([.D1:.D3])" office:value-type="float" office:value="-0.0393202">
            <text:p>-0,0393202</text:p>
          </table:table-cell>
          <table:table-cell table:formula="of:=MIN([.E1:.E3])" office:value-type="float" office:value="0.466882">
            <text:p>0,466882</text:p>
          </table:table-cell>
          <table:table-cell table:formula="of:=MIN([.F1:.F3])" office:value-type="float" office:value="0.000985112">
            <text:p>0,000985112</text:p>
          </table:table-cell>
          <table:table-cell table:formula="of:=MIN([.G1:.G3])" office:value-type="float" office:value="0.195312">
            <text:p>0,195312</text:p>
          </table:table-cell>
          <table:table-cell table:formula="of:=MIN([.H1:.H3])" office:value-type="float" office:value="0.0134865">
            <text:p>0,0134865</text:p>
          </table:table-cell>
          <table:table-cell table:formula="of:=MIN([.I1:.I3])" office:value-type="float" office:value="0.0162773">
            <text:p>0,0162773</text:p>
          </table:table-cell>
          <table:table-cell table:formula="of:=MIN([.J1:.J3])" office:value-type="float" office:value="0.599119">
            <text:p>0,599119</text:p>
          </table:table-cell>
          <table:table-cell table:formula="of:=MIN([.K1:.K3])" office:value-type="float" office:value="0.0944347">
            <text:p>0,0944347</text:p>
          </table:table-cell>
          <table:table-cell table:formula="of:=MIN([.L1:.L3])" office:value-type="float" office:value="1.79116">
            <text:p>1,79116</text:p>
          </table:table-cell>
        </table:table-row>
        <table:table-row table:style-name="ro1">
          <table:table-cell table:formula="of:=MAX([.A1:.A3])" office:value-type="float" office:value="0.00424901">
            <text:p>0,00424901</text:p>
          </table:table-cell>
          <table:table-cell table:formula="of:=MAX([.B1:.B3])" office:value-type="float" office:value="1.97059">
            <text:p>1,97059</text:p>
          </table:table-cell>
          <table:table-cell table:formula="of:=MAX([.C1:.C3])" office:value-type="float" office:value="0.527559">
            <text:p>0,527559</text:p>
          </table:table-cell>
          <table:table-cell table:formula="of:=MAX([.D1:.D3])" office:value-type="float" office:value="0.0250528">
            <text:p>0,0250528</text:p>
          </table:table-cell>
          <table:table-cell table:formula="of:=MAX([.E1:.E3])" office:value-type="float" office:value="0.851531">
            <text:p>0,851531</text:p>
          </table:table-cell>
          <table:table-cell table:formula="of:=MAX([.F1:.F3])" office:value-type="float" office:value="0.00264527">
            <text:p>0,00264527</text:p>
          </table:table-cell>
          <table:table-cell table:formula="of:=MAX([.G1:.G3])" office:value-type="float" office:value="0.394531">
            <text:p>0,394531</text:p>
          </table:table-cell>
          <table:table-cell table:formula="of:=MAX([.H1:.H3])" office:value-type="float" office:value="0.019415">
            <text:p>0,019415</text:p>
          </table:table-cell>
          <table:table-cell table:formula="of:=MAX([.I1:.I3])" office:value-type="float" office:value="0.0307473">
            <text:p>0,0307473</text:p>
          </table:table-cell>
          <table:table-cell table:formula="of:=MAX([.J1:.J3])" office:value-type="float" office:value="0.889563">
            <text:p>0,889563</text:p>
          </table:table-cell>
          <table:table-cell table:formula="of:=MAX([.K1:.K3])" office:value-type="float" office:value="0.235451">
            <text:p>0,235451</text:p>
          </table:table-cell>
          <table:table-cell table:formula="of:=MAX([.L1:.L3])" office:value-type="float" office:value="4.55">
            <text:p>4,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4:48:3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4:48:30</dc:date>
    <dc:creator>tomko </dc:creator>
    <meta:document-statistic meta:table-count="1" meta:cell-count="60" meta:object-count="0"/>
    <meta:generator>LibreOffice/3.4$Unix LibreOffice_project/340m1$Build-602</meta:generator>
  </office:meta>
</office:document-meta>
</file>